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fo:line-height="150%" fo:text-align="center" style:justify-single-word="false"/>
    </style:style>
    <style:style style:name="P2" style:family="paragraph" style:parent-style-name="Normal_20__28_Web_29_">
      <style:paragraph-properties fo:margin-top="0cm" fo:margin-bottom="0cm" loext:contextual-spacing="false" fo:line-height="150%" fo:text-align="end" style:justify-single-word="false"/>
    </style:style>
    <style:style style:name="P3" style:family="paragraph" style:parent-style-name="Normal_20__28_Web_29_">
      <style:paragraph-properties fo:margin-top="0cm" fo:margin-bottom="0cm" loext:contextual-spacing="false" fo:line-height="150%"/>
      <style:text-properties fo:color="#000000" fo:font-size="14pt" style:font-size-asian="14pt" style:font-size-complex="14pt"/>
    </style:style>
    <style:style style:name="P4" style:family="paragraph" style:parent-style-name="Normal_20__28_Web_29_">
      <style:paragraph-properties fo:margin-top="0cm" fo:margin-bottom="0cm" loext:contextual-spacing="false" fo:line-height="150%" fo:text-align="center" style:justify-single-word="false"/>
      <style:text-properties fo:color="#000000" fo:font-size="14pt" style:font-size-asian="14pt" style:font-size-complex="14pt"/>
    </style:style>
    <style:style style:name="P5" style:family="paragraph" style:parent-style-name="Normal_20__28_Web_29_">
      <style:paragraph-properties fo:margin-top="0cm" fo:margin-bottom="0cm" loext:contextual-spacing="false" fo:line-height="150%" fo:text-align="end" style:justify-single-word="false"/>
      <style:text-properties fo:color="#000000" fo:font-size="14pt" style:font-size-asian="14pt" style:font-size-complex="14pt"/>
    </style:style>
    <style:style style:name="P6" style:family="paragraph" style:parent-style-name="Normal_20__28_Web_29_">
      <style:paragraph-properties fo:margin-top="0cm" fo:margin-bottom="0cm" loext:contextual-spacing="false" fo:line-height="150%" fo:text-align="center" style:justify-single-word="false"/>
      <style:text-properties fo:color="#000000" fo:font-size="14pt" fo:font-weight="bold" style:font-size-asian="14pt" style:font-weight-asian="bold" style:font-size-complex="14pt"/>
    </style:style>
    <style:style style:name="P7" style:family="paragraph" style:parent-style-name="Normal_20__28_Web_29_">
      <style:paragraph-properties fo:margin-top="0.423cm" fo:margin-bottom="0.423cm" loext:contextual-spacing="false" fo:line-height="150%" fo:text-align="justify" style:justify-single-word="false"/>
      <style:text-properties fo:color="#000000" fo:font-size="14pt" fo:language="en" fo:country="US" fo:font-weight="normal" officeooo:rsid="00115fd2" officeooo:paragraph-rsid="00115fd2" style:font-size-asian="14pt" style:font-weight-asian="normal" style:font-size-complex="14pt" style:font-weight-complex="normal"/>
    </style:style>
    <style:style style:name="P8" style:family="paragraph" style:parent-style-name="Standard" style:list-style-name="">
      <loext:graphic-properties draw:fill="solid" draw:fill-color="#ffffff"/>
      <style:paragraph-properties fo:margin-top="0.132cm" fo:margin-bottom="0.132cm" loext:contextual-spacing="false" fo:line-height="150%" fo:text-align="center" style:justify-single-word="false" fo:background-color="#ffffff" style:vertical-align="top"/>
    </style:style>
    <style:style style:name="P9" style:family="paragraph" style:parent-style-name="Standard">
      <loext:graphic-properties draw:fill="solid" draw:fill-color="#ffffff"/>
      <style:paragraph-properties fo:margin-left="0.635cm" fo:margin-right="0cm" fo:margin-top="0.494cm" fo:margin-bottom="0.494cm" loext:contextual-spacing="false" fo:line-height="100%" fo:text-indent="0cm" style:auto-text-indent="false" fo:background-color="#ffffff"/>
      <style:text-properties officeooo:paragraph-rsid="000ef11a"/>
    </style:style>
    <style:style style:name="P10" style:family="paragraph" style:parent-style-name="Standard">
      <loext:graphic-properties draw:fill="solid" draw:fill-color="#ffffff"/>
      <style:paragraph-properties fo:margin-left="0.635cm" fo:margin-right="0cm" fo:margin-top="0.106cm" fo:margin-bottom="0.494cm" loext:contextual-spacing="false" fo:line-height="150%" fo:text-align="justify" style:justify-single-word="false" fo:text-indent="0cm" style:auto-text-indent="false" fo:background-color="#ffffff"/>
      <style:text-properties officeooo:paragraph-rsid="000ef11a"/>
    </style:style>
    <style:style style:name="P11" style:family="paragraph" style:parent-style-name="Standard">
      <loext:graphic-properties draw:fill="solid" draw:fill-color="#ffffff"/>
      <style:paragraph-properties fo:margin-left="0cm" fo:margin-right="0cm" fo:margin-top="0.106cm" fo:margin-bottom="0.494cm" loext:contextual-spacing="false" fo:line-height="150%" fo:text-align="justify" style:justify-single-word="false" fo:text-indent="0cm" style:auto-text-indent="false" fo:background-color="#ffffff"/>
      <style:text-properties officeooo:paragraph-rsid="0028af69"/>
    </style:style>
    <style:style style:name="P12" style:family="paragraph" style:parent-style-name="Standard">
      <loext:graphic-properties draw:fill="solid" draw:fill-color="#ffffff"/>
      <style:paragraph-properties fo:margin-left="0cm" fo:margin-right="0cm" fo:margin-top="0.106cm" fo:margin-bottom="0.494cm" loext:contextual-spacing="false" fo:line-height="150%" fo:text-align="justify" style:justify-single-word="false" fo:text-indent="0cm" style:auto-text-indent="false" fo:background-color="#ffffff"/>
      <style:text-properties style:font-name="Times New Roman" officeooo:paragraph-rsid="0028af69"/>
    </style:style>
    <style:style style:name="P13" style:family="paragraph" style:parent-style-name="Normal_20__28_Web_29_" style:master-page-name="Standard">
      <style:paragraph-properties fo:margin-top="0cm" fo:margin-bottom="0cm" loext:contextual-spacing="false" fo:line-height="150%" fo:text-align="center" style:justify-single-word="false" style:page-number="auto"/>
      <style:text-properties fo:color="#000000" fo:font-size="14pt" style:font-size-asian="14pt" style:font-size-complex="14pt"/>
    </style:style>
    <style:style style:name="P14" style:family="paragraph" style:parent-style-name="Normal_20__28_Web_29_">
      <style:paragraph-properties fo:margin-top="0.423cm" fo:margin-bottom="0.423cm" loext:contextual-spacing="false" fo:line-height="150%" fo:text-align="justify" style:justify-single-word="false"/>
      <style:text-properties fo:color="#000000" fo:font-size="14pt" fo:font-weight="bold" officeooo:paragraph-rsid="00115fd2" style:font-size-asian="14pt" style:font-weight-asian="bold" style:font-size-complex="14pt"/>
    </style:style>
    <style:style style:name="P15" style:family="paragraph" style:parent-style-name="Preformatted_20_Text">
      <loext:graphic-properties draw:fill="solid" draw:fill-color="#ffffff" draw:opacity="100%"/>
      <style:paragraph-properties fo:background-color="#ffffff"/>
      <style:text-properties fo:color="#000000" style:font-name="DejaVu Sans Mono" fo:background-color="#f7faff"/>
    </style:style>
    <style:style style:name="P16"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17" style:family="paragraph" style:parent-style-name="Preformatted_20_Text">
      <loext:graphic-properties draw:fill="solid" draw:fill-color="#ffffff" draw:opacity="100%"/>
      <style:paragraph-properties fo:background-color="#ffffff"/>
      <style:text-properties fo:color="#000000"/>
    </style:style>
    <style:style style:name="P18" style:family="paragraph" style:parent-style-name="Preformatted_20_Text">
      <loext:graphic-properties draw:fill="solid" draw:fill-color="#ffffff" draw:opacity="100%"/>
      <style:paragraph-properties fo:background-color="#ffffff"/>
      <style:text-properties fo:color="#000000" fo:background-color="#f7faff"/>
    </style:style>
    <style:style style:name="P19" style:family="paragraph" style:parent-style-name="Preformatted_20_Text">
      <loext:graphic-properties draw:fill="solid" draw:fill-color="#ffffff" draw:opacity="100%"/>
      <style:paragraph-properties fo:background-color="#ffffff"/>
      <style:text-properties fo:color="#808080" style:font-name="DejaVu Sans Mono" fo:font-style="italic" fo:background-color="#f7faff"/>
    </style:style>
    <style:style style:name="P20" style:family="paragraph" style:parent-style-name="Preformatted_20_Text">
      <loext:graphic-properties draw:fill="solid" draw:fill-color="#ffffff" draw:opacity="100%"/>
      <style:paragraph-properties fo:background-color="#ffffff"/>
      <style:text-properties fo:color="#808080" fo:background-color="#f7faff"/>
    </style:style>
    <style:style style:name="P2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
    </style:style>
    <style:style style:name="P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background-color="#f7faff"/>
    </style:style>
    <style:style style:name="T1" style:family="text">
      <style:text-properties fo:color="#000000" fo:font-size="14pt" style:font-size-asian="14pt" style:font-size-complex="14pt"/>
    </style:style>
    <style:style style:name="T2" style:family="text">
      <style:text-properties fo:color="#000000" fo:font-size="14pt" officeooo:rsid="000732c3" style:font-size-asian="14pt" style:font-size-complex="14pt"/>
    </style:style>
    <style:style style:name="T3" style:family="text">
      <style:text-properties fo:color="#000000" style:font-name="Times New Roman" fo:font-size="14pt" style:font-size-asian="14pt" style:font-name-complex="Times New Roman1" style:font-size-complex="14pt"/>
    </style:style>
    <style:style style:name="T4" style:family="text">
      <style:text-properties fo:color="#000000" style:font-name="Times New Roman" fo:font-size="14pt" officeooo:rsid="002711af" style:font-name-asian="Times New Roman1" style:font-size-asian="14pt" style:language-asian="ru" style:country-asian="RU" style:font-name-complex="Times New Roman1" style:font-size-complex="14pt" style:font-weight-complex="bold"/>
    </style:style>
    <style:style style:name="T5"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6" style:family="text">
      <style:text-properties fo:color="#000000" style:font-name="Times New Roman" fo:font-size="14pt" fo:font-weight="bold" style:font-size-asian="14pt" style:font-weight-asian="bold" style:font-size-complex="14pt" style:font-weight-complex="bold"/>
    </style:style>
    <style:style style:name="T7" style:family="text">
      <style:text-properties fo:color="#000000" style:font-name="Times New Roman" fo:font-size="14pt" fo:font-weight="bold" officeooo:rsid="0028af69" fo:background-color="#f7faff" loext:char-shading-value="0" style:font-name-asian="Times New Roman1" style:font-size-asian="14pt" style:language-asian="ru" style:country-asian="RU" style:font-weight-asian="bold" style:font-name-complex="Times New Roman1" style:font-size-complex="14pt" style:font-weight-complex="bold"/>
    </style:style>
    <style:style style:name="T8" style:family="text">
      <style:text-properties fo:color="#000000" style:font-name="Times New Roman" fo:font-size="14pt" fo:font-weight="normal" officeooo:rsid="002711af" style:font-name-asian="Times New Roman1" style:font-size-asian="14pt" style:language-asian="ru" style:country-asian="RU" style:font-weight-asian="normal" style:font-name-complex="Times New Roman1" style:font-size-complex="14pt" style:font-weight-complex="normal"/>
    </style:style>
    <style:style style:name="T9" style:family="text">
      <style:text-properties fo:color="#000000" style:font-name="Times New Roman" fo:font-size="14pt" fo:font-weight="normal" officeooo:rsid="0028af69" style:font-name-asian="Times New Roman1" style:font-size-asian="14pt" style:language-asian="ru" style:country-asian="RU" style:font-weight-asian="normal" style:font-name-complex="Times New Roman1" style:font-size-complex="14pt" style:font-weight-complex="normal"/>
    </style:style>
    <style:style style:name="T10" style:family="text">
      <style:text-properties fo:color="#000000" style:font-name="Times New Roman" fo:font-size="14pt" fo:font-weight="normal" officeooo:rsid="0028af69" fo:background-color="#f7faff" loext:char-shading-value="0" style:font-name-asian="Times New Roman1" style:font-size-asian="14pt" style:language-asian="ru" style:country-asian="RU" style:font-weight-asian="normal" style:font-name-complex="Times New Roman1" style:font-size-complex="14pt" style:font-weight-complex="normal"/>
    </style:style>
    <style:style style:name="T11" style:family="text">
      <style:text-properties fo:color="#000000" fo:background-color="#f7faff" loext:char-shading-value="0"/>
    </style:style>
    <style:style style:name="T12" style:family="text">
      <style:text-properties fo:color="#000000" style:font-name="Times New Roman" fo:font-size="14pt" officeooo:rsid="0028af69" fo:background-color="#f7faff" loext:char-shading-value="0" style:font-size-asian="12.25pt" style:font-size-complex="14pt"/>
    </style:style>
    <style:style style:name="T13" style:family="text">
      <style:text-properties fo:color="#24292e" style:font-name="Times New Roman" fo:font-size="14pt" officeooo:rsid="000ef11a" style:font-name-asian="Times New Roman1" style:font-size-asian="14pt" style:language-asian="ru" style:country-asian="RU" style:font-name-complex="Times New Roman1" style:font-size-complex="14pt"/>
    </style:style>
    <style:style style:name="T14" style:family="text">
      <style:text-properties fo:color="#000080" fo:font-weight="bold" fo:background-color="#f7faff" loext:char-shading-value="0"/>
    </style:style>
    <style:style style:name="T15" style:family="text">
      <style:text-properties fo:color="#000080" style:font-name="DejaVu Sans Mono" fo:font-weight="bold" fo:background-color="#f7faff" loext:char-shading-value="0"/>
    </style:style>
    <style:style style:name="T16" style:family="text">
      <style:text-properties fo:color="#0000ff" style:font-name="DejaVu Sans Mono" fo:background-color="#f7faff" loext:char-shading-value="0"/>
    </style:style>
    <style:style style:name="T17" style:family="text">
      <style:text-properties fo:color="#0000ff" fo:background-color="#f7faff" loext:char-shading-value="0"/>
    </style:style>
    <style:style style:name="T18" style:family="text">
      <style:text-properties style:font-name="DejaVu Sans Mono"/>
    </style:style>
    <style:style style:name="T19" style:family="text">
      <style:text-properties style:font-name="DejaVu Sans Mono" fo:background-color="#f7faff" loext:char-shading-value="0"/>
    </style:style>
    <style:style style:name="T20" style:family="text">
      <style:text-properties style:font-name="DejaVu Sans Mono" fo:font-style="italic"/>
    </style:style>
    <style:style style:name="T21" style:family="text">
      <style:text-properties style:font-name="DejaVu Sans Mono" fo:font-style="italic" fo:background-color="#f7faff" loext:char-shading-value="0"/>
    </style:style>
    <style:style style:name="T22" style:family="text">
      <style:text-properties officeooo:rsid="0015ee5b"/>
    </style:style>
    <style:style style:name="T23" style:family="text">
      <style:text-properties officeooo:rsid="001d14ce"/>
    </style:style>
    <style:style style:name="T24" style:family="text">
      <style:text-properties officeooo:rsid="001e873d"/>
    </style:style>
    <style:style style:name="T25" style:family="text">
      <style:text-properties fo:color="#808080" fo:background-color="#f7faff" loext:char-shading-value="0"/>
    </style:style>
    <style:style style:name="T26" style:family="text">
      <style:text-properties fo:color="#808080" style:font-name="DejaVu Sans Mono" fo:font-style="italic" fo:background-color="#f7faff" loext:char-shading-value="0"/>
    </style:style>
    <style:style style:name="T27" style:family="text">
      <style:text-properties fo:color="#808080" style:font-name="DejaVu Sans Mono" fo:font-style="italic" fo:font-weight="bold" fo:background-color="#f7faff" loext:char-shading-value="0"/>
    </style:style>
    <style:style style:name="T28" style:family="text">
      <style:text-properties officeooo:rsid="002711af"/>
    </style:style>
    <style:style style:name="T29" style:family="text">
      <style:text-properties fo:background-color="#f7faff" loext:char-shading-value="0"/>
    </style:style>
    <style:style style:name="T30" style:family="text">
      <style:text-properties fo:color="#660000" style:font-name="DejaVu Sans Mono" fo:background-color="#f7faff" loext:char-shading-value="0"/>
    </style:style>
    <style:style style:name="T31" style:family="text">
      <style:text-properties fo:color="#660000" style:font-name="DejaVu Sans Mono" fo:font-style="italic" fo:background-color="#f7faff" loext:char-shading-value="0"/>
    </style:style>
    <style:style style:name="T32" style:family="text">
      <style:text-properties fo:color="#660000" fo:background-color="#f7faff" loext:char-shading-value="0"/>
    </style:style>
    <style:style style:name="T33" style:family="text">
      <style:text-properties fo:color="#660e7a" style:font-name="DejaVu Sans Mono" fo:font-weight="bold" fo:background-color="#f7faff" loext:char-shading-value="0"/>
    </style:style>
    <style:style style:name="T34" style:family="text">
      <style:text-properties fo:color="#660e7a" fo:font-weight="bold" fo:background-color="#f7faff" loext:char-shading-value="0"/>
    </style:style>
    <style:style style:name="T35" style:family="text">
      <style:text-properties fo:color="#660e7a" fo:font-style="italic" fo:font-weight="bold" fo:background-color="#f7faff" loext:char-shading-value="0"/>
    </style:style>
    <style:style style:name="T36" style:family="text">
      <style:text-properties fo:color="#008000" fo:font-weight="bold" fo:background-color="#f7faff" loext:char-shading-value="0"/>
    </style:style>
    <style:style style:name="T37" style:family="text">
      <style:text-properties fo:color="#008000" style:font-name="DejaVu Sans Mono" fo:font-weight="bold" fo:background-color="#f7faff" loext:char-shading-value="0"/>
    </style:style>
    <style:style style:name="T38" style:family="text">
      <style:text-properties fo:font-style="italic" fo:background-color="#f7faff" loext:char-shading-value="0"/>
    </style:style>
    <style:style style:name="T39" style:family="text">
      <style:text-properties fo:font-size="14pt" officeooo:rsid="0028af69" style:font-size-asian="12.25pt" style:font-size-complex="14pt"/>
    </style:style>
    <style:style style:name="T40" style:family="text">
      <style:text-properties fo:language="en" fo:country="US" officeooo:rsid="00115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МИНИСТЕРСТВО НАУКИ И ВЫСШЕГО ОБРАЗОВАНИЯ РОССИЙСКОЙ ФЕДЕРАЦИИ</text:p>
      <text:p text:style-name="P4">Федеральное государственное бюджетное образовательное учреждение высшего образования</text:p>
      <text:p text:style-name="P6">«УЛЬЯНОВСКИЙ ГОСУДАРСТВЕННЫЙ ТЕХНИЧЕСКИЙ УНИВЕРСИТЕТ»</text:p>
      <text:p text:style-name="P4">Факультет информационных систем и технологий</text:p>
      <text:p text:style-name="P4">Кафедра «Вычислительная техника»</text:p>
      <text:p text:style-name="P4">Дисциплина «<text:span text:style-name="T24">Сети и телекоммуникации</text:span>»</text:p>
      <text:p text:style-name="P3"/>
      <text:p text:style-name="P3"/>
      <text:p text:style-name="P3"/>
      <text:p text:style-name="P3"/>
      <text:p text:style-name="P6">Лабораторная работа №<text:span text:style-name="T28">3</text:span></text:p>
      <text:h text:style-name="P8" text:outline-level="3"><text:span text:style-name="T3">«</text:span><text:span text:style-name="T4">Разработка приложения с использованием механизма сокетов</text:span><text:span text:style-name="T3">»</text:span></text:h>
      <text:p text:style-name="P1"><text:span text:style-name="T1">Вариант </text:span><text:span text:style-name="T2">3</text:span></text:p>
      <text:p text:style-name="P3"/>
      <text:p text:style-name="P3"/>
      <text:p text:style-name="P3"/>
      <text:p text:style-name="P5">Выполнил:</text:p>
      <text:p text:style-name="P2"><text:span text:style-name="T1">студент гр. ИВТ</text:span><text:span text:style-name="T2">АП</text:span><text:span text:style-name="T1">бд-31</text:span></text:p>
      <text:p text:style-name="P2"><text:span text:style-name="T2">Вершинин</text:span><text:span text:style-name="T1"> </text:span><text:span text:style-name="T2">Д</text:span><text:span text:style-name="T1">.</text:span><text:span text:style-name="T2">В</text:span><text:span text:style-name="T1">. </text:span></text:p>
      <text:p text:style-name="P5">Проверил:</text:p>
      <text:p text:style-name="P5"><text:span text:style-name="T22">Мартынов</text:span> <text:span text:style-name="T22">А</text:span>.<text:span text:style-name="T22">И</text:span>.</text:p>
      <text:p text:style-name="P3"/>
      <text:p text:style-name="P3"/>
      <text:p text:style-name="P3"/>
      <text:p text:style-name="P3"/>
      <text:p text:style-name="P4">Ульяновск, 2019</text:p>
      <text:p text:style-name="P9"><text:soft-page-break/><text:span text:style-name="T5"><text:tab/></text:span><text:span text:style-name="T6">Реализация</text:span></text:p>
      <text:p text:style-name="P10"><text:span text:style-name="T13"><text:tab/></text:span><text:span text:style-name="Strong_20_Emphasis"><text:span text:style-name="T8">В ходе данной лабораторной работы было написано приложение для автоматического обзвона клиентской базы. Серверная часть приложения написана на PHP. Суть работы приложения состоит в следующем: создается csv файл в котором хранятся номера телефонов для обзвона. При запуске приложения все номера телефонов загружаются в очередь и по одному отправляются на обзвон. Звонок на номер осуществляется с помощью сервера телефонии Asterisk. Во время звонка аудиопоток, получаемый во время разговора нарезается на чанки длительностью 100 миллисекунд и отправляются в скрипт, написанный на Python3, который распознает фразу, сказанную человеком и в зависимости от ее смысла посылает на сервер названия аудиозаписи, которую надо проиграть в трубку.</text:span></text:span></text:p>
      <text:p text:style-name="P10"><text:span text:style-name="Strong_20_Emphasis"><text:span text:style-name="T8"><text:tab/>Общение между серверной частью и Python скриптом происходит через tcp сокеты. </text:span></text:span><text:span text:style-name="Strong_20_Emphasis"><text:span text:style-name="T9">Сначала создадим и выполним привязку сокета в php части:</text:span></text:span></text:p>
      <text:p text:style-name="P16"><text:span text:style-name="T32">$address </text:span><text:span text:style-name="T29">= </text:span><text:span text:style-name="T36">'127.0.0.1'</text:span><text:span text:style-name="T29">;</text:span></text:p>
      <text:p text:style-name="P16"><text:span text:style-name="T32">$this</text:span><text:span text:style-name="T29">-&gt;</text:span><text:span text:style-name="T34">socket </text:span><text:span text:style-name="T29">= </text:span><text:span text:style-name="T38">socket_create</text:span><text:span text:style-name="T29">(</text:span><text:span text:style-name="T35">AF_INET</text:span><text:span text:style-name="T29">, </text:span><text:span text:style-name="T35">SOCK_STREAM</text:span><text:span text:style-name="T29">, </text:span><text:span text:style-name="T35">SOL_TCP</text:span><text:span text:style-name="T29">);</text:span></text:p>
      <text:p text:style-name="P16"><text:span text:style-name="T14">if </text:span><text:span text:style-name="T29">(</text:span><text:span text:style-name="T32">$this</text:span><text:span text:style-name="T29">-&gt;</text:span><text:span text:style-name="T34">socket </text:span><text:span text:style-name="T29">=== </text:span><text:span text:style-name="T14">false</text:span><text:span text:style-name="T29">) {</text:span></text:p>
      <text:p text:style-name="P17"><text:span text:style-name="T29"><text:s text:c="4"/></text:span><text:span text:style-name="T30">$this</text:span><text:span text:style-name="T19">-&gt;</text:span><text:span text:style-name="T33">logger</text:span><text:span text:style-name="T19">-&gt;error(</text:span><text:span text:style-name="T37">'Не удалось выполнить socket_create()'</text:span><text:span text:style-name="T19">);</text:span></text:p>
      <text:p text:style-name="P16"><text:span text:style-name="T29">} </text:span><text:span text:style-name="T14">else </text:span><text:span text:style-name="T29">{</text:span></text:p>
      <text:p text:style-name="P17"><text:span text:style-name="T29"><text:s text:c="4"/></text:span><text:span text:style-name="T30">$this</text:span><text:span text:style-name="T19">-&gt;</text:span><text:span text:style-name="T33">logger</text:span><text:span text:style-name="T19">-&gt;info(</text:span><text:span text:style-name="T37">'ok'</text:span><text:span text:style-name="T19">);</text:span></text:p>
      <text:p text:style-name="P15">}</text:p>
      <text:p text:style-name="P16"><text:span text:style-name="T38">socket_set_block</text:span><text:span text:style-name="T29">(</text:span><text:span text:style-name="T32">$this</text:span><text:span text:style-name="T29">-&gt;</text:span><text:span text:style-name="T34">socket</text:span><text:span text:style-name="T29">);</text:span></text:p>
      <text:p text:style-name="P16"><text:span text:style-name="T32">$this</text:span><text:span text:style-name="T29">-&gt;</text:span><text:span text:style-name="T34">logger</text:span><text:span text:style-name="T29">-&gt;info(</text:span><text:span text:style-name="T36">"Пытаемся соединиться с '</text:span><text:span text:style-name="T32">$address</text:span><text:span text:style-name="T36">' на порту '</text:span><text:span text:style-name="T32">$service_port</text:span><text:span text:style-name="T36">'..."</text:span><text:span text:style-name="T29">);</text:span></text:p>
      <text:p text:style-name="P16"><text:span text:style-name="T32">$result </text:span><text:span text:style-name="T29">= </text:span><text:span text:style-name="T38">socket_connect</text:span><text:span text:style-name="T29">(</text:span><text:span text:style-name="T32">$this</text:span><text:span text:style-name="T29">-&gt;</text:span><text:span text:style-name="T34">socket</text:span><text:span text:style-name="T29">, </text:span><text:span text:style-name="T32">$address</text:span><text:span text:style-name="T29">, </text:span><text:span text:style-name="T32">$service_port</text:span><text:span text:style-name="T29">);</text:span></text:p>
      <text:p text:style-name="P16"><text:span text:style-name="T14">if </text:span><text:span text:style-name="T29">(</text:span><text:span text:style-name="T32">$result </text:span><text:span text:style-name="T29">=== </text:span><text:span text:style-name="T14">false</text:span><text:span text:style-name="T29">) {</text:span></text:p>
      <text:p text:style-name="P17"><text:span text:style-name="T29"><text:s text:c="4"/></text:span><text:span text:style-name="T30">$this</text:span><text:span text:style-name="T19">-&gt;</text:span><text:span text:style-name="T33">logger</text:span><text:span text:style-name="T19">-&gt;error(</text:span><text:span text:style-name="T37">"Не удалось выполнить socket_connect()"</text:span><text:span text:style-name="T19">);</text:span></text:p>
      <text:p text:style-name="P16"><text:span text:style-name="T29">} </text:span><text:span text:style-name="T14">else </text:span><text:span text:style-name="T29">{</text:span></text:p>
      <text:p text:style-name="P17"><text:span text:style-name="T29"><text:s text:c="4"/></text:span><text:span text:style-name="T30">$this</text:span><text:span text:style-name="T19">-&gt;</text:span><text:span text:style-name="T33">logger</text:span><text:span text:style-name="T19">-&gt;info(</text:span><text:span text:style-name="T37">"OK"</text:span><text:span text:style-name="T19">);</text:span></text:p>
      <text:p text:style-name="P22">}</text:p>
      <text:p text:style-name="P12"><text:span text:style-name="T39"><text:tab/>При считывании очередного чанка отправим сообщение в сокет и прочитаем ответ-подтверждение.</text:span></text:p>
      <text:p text:style-name="P16"><text:span text:style-name="T32">$msg </text:span><text:span text:style-name="T29">= </text:span><text:span text:style-name="T17">2 </text:span><text:span text:style-name="T29">. </text:span><text:span text:style-name="T32">$data</text:span><text:span text:style-name="T29">;</text:span></text:p>
      <text:p text:style-name="P16"><text:span text:style-name="T32">$this</text:span><text:span text:style-name="T29">-&gt;sendMsg(</text:span><text:span text:style-name="T32">$this</text:span><text:span text:style-name="T29">-&gt;</text:span><text:span text:style-name="T34">socket</text:span><text:span text:style-name="T29">, </text:span><text:span text:style-name="T32">$msg</text:span><text:span text:style-name="T29">);</text:span></text:p>
      <text:p text:style-name="P21"><text:span text:style-name="T32">$this</text:span><text:span text:style-name="T11">-&gt;receiveMsg(</text:span><text:span text:style-name="T32">$this</text:span><text:span text:style-name="T11">-&gt;</text:span><text:span text:style-name="T34">socket</text:span><text:span text:style-name="T11">);</text:span></text:p>
      <text:p text:style-name="P19"><text:soft-page-break/>/**</text:p>
      <text:p text:style-name="P20"><text:s/><text:span text:style-name="T20">* Отправляет сообщение в сокет</text:span></text:p>
      <text:p text:style-name="P17"><text:span text:style-name="T25"><text:s/></text:span><text:span text:style-name="T26">* </text:span><text:span text:style-name="T27">@param </text:span><text:span text:style-name="T31">$socket</text:span></text:p>
      <text:p text:style-name="P17"><text:span text:style-name="T32"><text:s/></text:span><text:span text:style-name="T26">* </text:span><text:span text:style-name="T27">@param </text:span><text:span text:style-name="T31">$msg</text:span></text:p>
      <text:p text:style-name="P17"><text:span text:style-name="T32"><text:s/></text:span><text:span text:style-name="T26">* </text:span><text:span text:style-name="T27">@throws </text:span><text:span text:style-name="T26">Exception</text:span></text:p>
      <text:p text:style-name="P20"><text:s/><text:span text:style-name="T20">*/</text:span></text:p>
      <text:p text:style-name="P16"><text:span text:style-name="T14">private function </text:span><text:span text:style-name="T29">sendMsg(</text:span><text:span text:style-name="T32">$socket</text:span><text:span text:style-name="T29">, </text:span><text:span text:style-name="T32">$msg</text:span><text:span text:style-name="T29">)</text:span></text:p>
      <text:p text:style-name="P15">{</text:p>
      <text:p text:style-name="P17"><text:span text:style-name="T29"><text:s text:c="4"/></text:span><text:span text:style-name="T30">$msgBytes </text:span><text:span text:style-name="T19">= </text:span><text:span text:style-name="T21">pack</text:span><text:span text:style-name="T19">(</text:span><text:span text:style-name="T37">'l'</text:span><text:span text:style-name="T19">, </text:span><text:span text:style-name="T21">strlen</text:span><text:span text:style-name="T19">(</text:span><text:span text:style-name="T30">$msg</text:span><text:span text:style-name="T19">) + </text:span><text:span text:style-name="T16">4</text:span><text:span text:style-name="T19">);</text:span></text:p>
      <text:p text:style-name="P17"><text:span text:style-name="T29"><text:s text:c="4"/></text:span><text:span text:style-name="T30">$msg </text:span><text:span text:style-name="T19">= </text:span><text:span text:style-name="T30">$msgBytes </text:span><text:span text:style-name="T19">. </text:span><text:span text:style-name="T30">$msg</text:span><text:span text:style-name="T19">;</text:span></text:p>
      <text:p text:style-name="P17"><text:span text:style-name="T29"><text:s text:c="4"/></text:span><text:span text:style-name="T30">$chunkTime </text:span><text:span text:style-name="T19">= </text:span><text:span text:style-name="T30">$this</text:span><text:span text:style-name="T19">-&gt;</text:span><text:span text:style-name="T33">chunkTime </text:span><text:span text:style-name="T19">- </text:span><text:span text:style-name="T30">$this</text:span><text:span text:style-name="T19">-&gt;milliseconds();</text:span></text:p>
      <text:p text:style-name="P17"><text:span text:style-name="T29"><text:s text:c="4"/></text:span><text:span text:style-name="T30">$this</text:span><text:span text:style-name="T19">-&gt;</text:span><text:span text:style-name="T33">chunkTime </text:span><text:span text:style-name="T19">= </text:span><text:span text:style-name="T30">$this</text:span><text:span text:style-name="T19">-&gt;milliseconds();</text:span></text:p>
      <text:p text:style-name="P17"><text:span text:style-name="T29"><text:s text:c="4"/></text:span><text:span text:style-name="T30">$this</text:span><text:span text:style-name="T19">-&gt;</text:span><text:span text:style-name="T33">logger</text:span><text:span text:style-name="T19">-&gt;info(</text:span><text:span text:style-name="T37">'chunk time: ' </text:span><text:span text:style-name="T19">. </text:span><text:span text:style-name="T30">$chunkTime</text:span><text:span text:style-name="T19">);</text:span></text:p>
      <text:p text:style-name="P17"><text:span text:style-name="T29"><text:s text:c="4"/></text:span><text:span text:style-name="T30">$msgLen </text:span><text:span text:style-name="T19">= </text:span><text:span text:style-name="T21">strlen</text:span><text:span text:style-name="T19">(</text:span><text:span text:style-name="T30">$msg</text:span><text:span text:style-name="T19">);</text:span></text:p>
      <text:p text:style-name="P17"><text:span text:style-name="T29"><text:s text:c="4"/></text:span><text:span text:style-name="T30">$this</text:span><text:span text:style-name="T19">-&gt;</text:span><text:span text:style-name="T33">logger</text:span><text:span text:style-name="T19">-&gt;info(</text:span><text:span text:style-name="T37">"Отправляем запрос ... " </text:span><text:span text:style-name="T19">. </text:span><text:span text:style-name="T30">$msgLen</text:span><text:span text:style-name="T19">);</text:span></text:p>
      <text:p text:style-name="P17"><text:span text:style-name="T29"><text:s text:c="4"/></text:span><text:span text:style-name="T15">if </text:span><text:span text:style-name="T19">(</text:span><text:span text:style-name="T30">$msgLen </text:span><text:span text:style-name="T19">&gt; </text:span><text:span text:style-name="T16">3000</text:span><text:span text:style-name="T19">) {</text:span></text:p>
      <text:p text:style-name="P17"><text:span text:style-name="T29"><text:s text:c="8"/></text:span><text:span text:style-name="T30">$this</text:span><text:span text:style-name="T19">-&gt;</text:span><text:span text:style-name="T33">logger</text:span><text:span text:style-name="T19">-&gt;warning(</text:span><text:span text:style-name="T37">'Big chunk: ' </text:span><text:span text:style-name="T19">. </text:span><text:span text:style-name="T30">$msgLen</text:span><text:span text:style-name="T19">);</text:span></text:p>
      <text:p text:style-name="P18"><text:s text:c="4"/><text:span text:style-name="T18">}</text:span></text:p>
      <text:p text:style-name="P17"><text:span text:style-name="T29"><text:s text:c="4"/></text:span><text:span text:style-name="T30">$write </text:span><text:span text:style-name="T19">= </text:span><text:span text:style-name="T21">socket_write</text:span><text:span text:style-name="T19">(</text:span><text:span text:style-name="T30">$socket</text:span><text:span text:style-name="T19">, </text:span><text:span text:style-name="T30">$msg</text:span><text:span text:style-name="T19">, </text:span><text:span text:style-name="T30">$msgLen</text:span><text:span text:style-name="T19">);</text:span></text:p>
      <text:p text:style-name="P17"><text:span text:style-name="T29"><text:s text:c="4"/></text:span><text:span text:style-name="T15">if </text:span><text:span text:style-name="T19">(</text:span><text:span text:style-name="T30">$write </text:span><text:span text:style-name="T19">!== </text:span><text:span text:style-name="T21">strlen</text:span><text:span text:style-name="T19">(</text:span><text:span text:style-name="T30">$msg</text:span><text:span text:style-name="T19">)) {</text:span></text:p>
      <text:p text:style-name="P17"><text:span text:style-name="T29"><text:s text:c="8"/></text:span><text:span text:style-name="T21">socket_close</text:span><text:span text:style-name="T19">(</text:span><text:span text:style-name="T30">$socket</text:span><text:span text:style-name="T19">);</text:span></text:p>
      <text:p text:style-name="P17"><text:span text:style-name="T29"><text:s text:c="8"/></text:span><text:span text:style-name="T15">throw new </text:span><text:span text:style-name="T19">Exception(</text:span><text:span text:style-name="T37">'Writing error. Socket closed'</text:span><text:span text:style-name="T19">);</text:span></text:p>
      <text:p text:style-name="P18"><text:s text:c="4"/><text:span text:style-name="T18">}</text:span></text:p>
      <text:p text:style-name="P17"><text:span text:style-name="T29"><text:s text:c="4"/></text:span><text:span text:style-name="T30">$this</text:span><text:span text:style-name="T19">-&gt;</text:span><text:span text:style-name="T33">logger</text:span><text:span text:style-name="T19">-&gt;info(</text:span><text:span text:style-name="T37">"Send request with length " </text:span><text:span text:style-name="T19">. </text:span><text:span text:style-name="T21">strlen</text:span><text:span text:style-name="T19">(</text:span><text:span text:style-name="T30">$msg</text:span><text:span text:style-name="T19">));</text:span></text:p>
      <text:p text:style-name="P22">}</text:p>
      <text:p text:style-name="P20"><text:s/><text:span text:style-name="T20">* Получает сообщение из сокета</text:span></text:p>
      <text:p text:style-name="P17"><text:span text:style-name="T25"><text:s/></text:span><text:span text:style-name="T26">* </text:span><text:span text:style-name="T27">@param </text:span><text:span text:style-name="T31">$socket</text:span></text:p>
      <text:p text:style-name="P17"><text:span text:style-name="T32"><text:s/></text:span><text:span text:style-name="T26">* </text:span><text:span text:style-name="T27">@return </text:span><text:span text:style-name="T26">string</text:span></text:p>
      <text:p text:style-name="P17"><text:span text:style-name="T25"><text:s/></text:span><text:span text:style-name="T26">* </text:span><text:span text:style-name="T27">@throws </text:span><text:span text:style-name="T26">Exception</text:span></text:p>
      <text:p text:style-name="P20"><text:s/><text:span text:style-name="T20">*/</text:span></text:p>
      <text:p text:style-name="P16"><text:span text:style-name="T14">private function </text:span><text:span text:style-name="T29">receiveMsg(</text:span><text:span text:style-name="T32">$socket</text:span><text:span text:style-name="T29">)</text:span></text:p>
      <text:p text:style-name="P15">{</text:p>
      <text:p text:style-name="P17"><text:span text:style-name="T29"><text:s text:c="4"/></text:span><text:span text:style-name="T30">$this</text:span><text:span text:style-name="T19">-&gt;</text:span><text:span text:style-name="T33">logger</text:span><text:span text:style-name="T19">-&gt;info(</text:span><text:span text:style-name="T37">"Read reply ... "</text:span><text:span text:style-name="T19">);</text:span></text:p>
      <text:p text:style-name="P17"><text:span text:style-name="T29"><text:s text:c="4"/></text:span><text:span text:style-name="T30">$reply </text:span><text:span text:style-name="T19">= </text:span><text:span text:style-name="T21">socket_read</text:span><text:span text:style-name="T19">(</text:span><text:span text:style-name="T30">$socket</text:span><text:span text:style-name="T19">, </text:span><text:span text:style-name="T16">8192</text:span><text:span text:style-name="T19">);</text:span></text:p>
      <text:p text:style-name="P17"><text:span text:style-name="T29"><text:s text:c="4"/></text:span><text:span text:style-name="T15">if </text:span><text:span text:style-name="T19">(</text:span><text:span text:style-name="T30">$reply </text:span><text:span text:style-name="T19">=== </text:span><text:span text:style-name="T15">false</text:span><text:span text:style-name="T19">) {</text:span></text:p>
      <text:p text:style-name="P17"><text:span text:style-name="T29"><text:s text:c="8"/></text:span><text:span text:style-name="T21">socket_close</text:span><text:span text:style-name="T19">(</text:span><text:span text:style-name="T30">$socket</text:span><text:span text:style-name="T19">);</text:span></text:p>
      <text:p text:style-name="P17"><text:span text:style-name="T29"><text:s text:c="8"/></text:span><text:span text:style-name="T15">throw new </text:span><text:span text:style-name="T19">Exception(</text:span><text:span text:style-name="T37">'Cannot read from socket. Socket closing'</text:span><text:span text:style-name="T19">);</text:span></text:p>
      <text:p text:style-name="P18"><text:s text:c="4"/><text:span text:style-name="T18">}</text:span></text:p>
      <text:p text:style-name="P17"><text:span text:style-name="T29"><text:s text:c="4"/></text:span><text:span text:style-name="T30">$this</text:span><text:span text:style-name="T19">-&gt;</text:span><text:span text:style-name="T33">logger</text:span><text:span text:style-name="T19">-&gt;info(</text:span><text:span text:style-name="T37">"Get reply: " </text:span><text:span text:style-name="T19">. </text:span><text:span text:style-name="T30">$reply</text:span><text:span text:style-name="T19">);</text:span></text:p>
      <text:p text:style-name="P17"><text:span text:style-name="T29"><text:s text:c="4"/></text:span><text:span text:style-name="T15">return </text:span><text:span text:style-name="T30">$reply</text:span><text:span text:style-name="T19">;</text:span></text:p>
      <text:p text:style-name="P22">}</text:p>
      <text:p text:style-name="P11"><text:span text:style-name="T12"><text:tab/></text:span><text:span text:style-name="Strong_20_Emphasis"><text:span text:style-name="T10">Сокеты установлены в блокирующий режим. Это значит, что когда операция (например, получение, отправка, соединение, принятие соединения, ...) выполняется на блокирующем сокете, скрипт будет приостанавливать своё выполнение до тех пор, пока он не получит сигнал или возможность выполнить операцию. Это нужно для гарантированной отправки сообщения через сокет.</text:span></text:span></text:p>
      <text:p text:style-name="P14"><text:soft-page-break/><text:span text:style-name="T40">Вывод:</text:span></text:p>
      <text:p text:style-name="P7">В ходе выполнения данной лабораторной работы я <text:span text:style-name="T23"><text:s/>познакомился с механизмом сокетов и научился использовать их в рабочих проектах.</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058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32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59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86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138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40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678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948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21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зат Мубинов</meta:initial-creator>
    <meta:editing-cycles>21</meta:editing-cycles>
    <meta:creation-date>2019-05-14T14:03:00</meta:creation-date>
    <dc:date>2019-12-10T20:39:38.539522866</dc:date>
    <meta:editing-duration>PT2H44M29S</meta:editing-duration>
    <meta:generator>LibreOffice/6.0.7.3$Linux_X86_64 LibreOffice_project/00m0$Build-3</meta:generator>
    <meta:document-statistic meta:table-count="0" meta:image-count="0" meta:object-count="0" meta:page-count="4" meta:paragraph-count="81" meta:word-count="448" meta:character-count="3748" meta:non-whitespace-character-count="32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